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4pt"/>
    </style:style>
    <style:style style:name="co3" style:family="table-column">
      <style:table-column-properties fo:break-before="auto" style:column-width="198.6pt"/>
    </style:style>
    <style:style style:name="co4" style:family="table-column">
      <style:table-column-properties fo:break-before="auto" style:column-width="297.95pt"/>
    </style:style>
    <style:style style:name="co5" style:family="table-column">
      <style:table-column-properties fo:break-before="auto" style:column-width="494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6pt" fo:font-weight="bold" style:font-name-asian="Liberation Sans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2pt" fo:font-weight="normal" style:font-name-asian="Liberation Sans" style:font-size-asian="12pt" style:font-weight-asian="normal" style:font-name-complex="FreeSans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2pt" style:font-name-asian="Liberation Sans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帐号注册测试用例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024" table:number-rows-spanned="1">
            <text:p>测试脚本id：test_register.py</text:p>
          </table:table-cell>
          <table:covered-table-cell table:number-columns-repeated="1023"/>
        </table:table-row>
        <table:table-row table:style-name="ro3">
          <table:table-cell office:value-type="string" calcext:value-type="string">
            <text:p>用例id</text:p>
          </table:table-cell>
          <table:table-cell office:value-type="string" calcext:value-type="string">
            <text:p>用例名称</text:p>
          </table:table-cell>
          <table:table-cell office:value-type="string" calcext:value-type="string">
            <text:p>步骤1：打开注册页面</text:p>
          </table:table-cell>
          <table:table-cell office:value-type="string" calcext:value-type="string">
            <text:p>步骤2：提交注册信息</text:p>
          </table:table-cell>
          <table:table-cell office:value-type="string" calcext:value-type="string">
            <text:p>验证点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正常注册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abc123654A!</text:p>
          </table:table-cell>
          <table:table-cell office:value-type="string" calcext:value-type="string">
            <text:p>注册成功并自动登录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注册长度等于帐号长度限制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（十个随机数）×15, abc123654A!</text:p>
          </table:table-cell>
          <table:table-cell office:value-type="string" calcext:value-type="string">
            <text:p>注册成功并自动登录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注册长度超过帐号长度限制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（normaadmin）×16, abc123654A!</text:p>
          </table:table-cell>
          <table:table-cell office:value-type="string" calcext:value-type="string">
            <text:p>无法输入超过长度限制的帐号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注册非法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（ ）hahaha, abc123654A!</text:p>
          </table:table-cell>
          <table:table-cell office:value-type="string" calcext:value-type="string">
            <text:p>无法注册，匹配错误提示‘Enter a valid username. ’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注册中文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一位随机数, abc123654A!</text:p>
          </table:table-cell>
          <table:table-cell office:value-type="string" calcext:value-type="string">
            <text:p>注册成功并自动登录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不输入密码进行帐号注册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</text:p>
          </table:table-cell>
          <table:table-cell office:value-type="string" calcext:value-type="string">
            <text:p>密码输入框（event listener）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不输入帐号进行帐号注册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abc123654A!</text:p>
          </table:table-cell>
          <table:table-cell office:value-type="string" calcext:value-type="string">
            <text:p>帐号输入框（event listener）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注册帐号密码一致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normal_admin+time</text:p>
          </table:table-cell>
          <table:table-cell office:value-type="string" calcext:value-type="string">
            <text:p>无法注册，匹配错误提示‘The password is too similar to the username.’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注册弱密码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123456789</text:p>
          </table:table-cell>
          <table:table-cell office:value-type="string" calcext:value-type="string">
            <text:p>无法注册，匹配错误提示‘This password is too common.’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两次输入密码不一致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normal_admin，normaladmin</text:p>
          </table:table-cell>
          <table:table-cell office:value-type="string" calcext:value-type="string">
            <text:p>无法注册，匹配错误提示‘The two password fields didn't match.’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注册纯数字密码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112233544</text:p>
          </table:table-cell>
          <table:table-cell office:value-type="string" calcext:value-type="string">
            <text:p>无法注册，匹配错误提示‘This password is entirely numeric.‘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注册密码长度小于8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1234567</text:p>
          </table:table-cell>
          <table:table-cell office:value-type="string" calcext:value-type="string">
            <text:p>无法注册，匹配错误提示‘This password is too short. It must contain at least 8 characters.’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注册带空格密码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！@# <text:s/>￥%（）</text:p>
          </table:table-cell>
          <table:table-cell office:value-type="string" calcext:value-type="string">
            <text:p>注册成功并自动登录</text:p>
          </table:table-cell>
          <table:table-cell table:number-columns-repeated="101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注册密码过长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normal_admin+time, （normal_admin+time）×20</text:p>
          </table:table-cell>
          <table:table-cell office:value-type="string" calcext:value-type="string">
            <text:p>注册成功并自动登录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注册已被注册过了的帐号</text:p>
          </table:table-cell>
          <table:table-cell office:value-type="string" calcext:value-type="string">
            <text:p><text:a xlink:href="http://localhost:8000/users/register/" xlink:type="simple">http://localhost:8000/users/register/</text:a></text:p>
          </table:table-cell>
          <table:table-cell office:value-type="string" calcext:value-type="string">
            <text:p>ll_admin, normal_admin</text:p>
          </table:table-cell>
          <table:table-cell office:value-type="string" calcext:value-type="string">
            <text:p>无法注册，匹配错误提示:’A user with that username already exists.’</text:p>
          </table:table-cell>
          <table:table-cell table:number-columns-repeated="1019"/>
        </table:table-row>
        <table:table-row table:style-name="ro3" table:number-rows-repeated="1048483">
          <table:table-cell table:number-columns-repeated="1024"/>
        </table:table-row>
        <table:table-row table:style-name="ro4" table:number-rows-repeated="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8:25:01.929925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7:26:04.272855571</meta:creation-date>
    <dc:date>2018-04-30T00:53:30.661002853</dc:date>
    <meta:editing-duration>PT3H2M9S</meta:editing-duration>
    <meta:editing-cycles>3</meta:editing-cycles>
    <meta:generator>LibreOffice/5.1.6.2$Linux_X86_64 LibreOffice_project/10m0$Build-2</meta:generator>
    <meta:document-statistic meta:table-count="1" meta:cell-count="82" meta:object-count="0"/>
  </office:meta>
</office:document-meta>
</file>